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05763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005763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paragraph-rsid="00005763" style:font-size-asian="12pt" style:font-name-complex="Times New Roman" style:font-size-complex="12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officeooo:paragraph-rsid="00005763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Visão Computacional Lab 1</text:span></text:p>
      <text:p text:style-name="P2">Dayany Espíndola</text:p>
      <text:p text:style-name="P3"/>
      <text:p text:style-name="P1"><text:span text:style-name="T2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9:52:26.909766595</meta:creation-date>
    <dc:date>2014-05-03T19:53:50.154611486</dc:date>
    <meta:editing-duration>P0D</meta:editing-duration>
    <meta:editing-cycles>1</meta:editing-cycles>
    <meta:document-statistic meta:table-count="0" meta:image-count="0" meta:object-count="0" meta:page-count="1" meta:paragraph-count="2" meta:word-count="6" meta:character-count="41" meta:non-whitespace-character-count="37"/>
    <meta:generator>LibreOffice/4.2.3.3$Linux_X86_64 LibreOffice_project/420m0$Build-3</meta:generator>
  </office:meta>
</office:document-meta>
</file>